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D000000B11DD2C470.png" manifest:media-type="image/png"/>
  <manifest:file-entry manifest:full-path="Pictures/1000020100000080000000802253DDB3.png" manifest:media-type="image/png"/>
  <manifest:file-entry manifest:full-path="Pictures/100002010000008000000080285DC2C8.png" manifest:media-type="image/png"/>
  <manifest:file-entry manifest:full-path="Pictures/1000020100000080000000806A814F1A.png" manifest:media-type="image/png"/>
  <manifest:file-entry manifest:full-path="Pictures/1000020100000080000000805718DA35.png" manifest:media-type="image/png"/>
  <manifest:file-entry manifest:full-path="Pictures/10000201000000800000008066649346.png" manifest:media-type="image/png"/>
  <manifest:file-entry manifest:full-path="Pictures/1000020100000080000000803B1DE309.png" manifest:media-type="image/png"/>
  <manifest:file-entry manifest:full-path="Pictures/100002010000008000000080EB11C1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cm" svg:stroke-color="#00008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7" style:family="graphic" style:parent-style-name="objectwithoutfill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2cm" svg:stroke-color="#ff0000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008000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1cm" svg:stroke-color="#ff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2cm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svg:stroke-color="#000080" draw:marker-end="Arrow" draw:fill="none" draw:textarea-vertical-align="middle"/>
    </style:style>
    <style:style style:name="gr13" style:family="graphic" style:parent-style-name="objectwithoutfill">
      <style:graphic-properties svg:stroke-width="0.1cm" svg:stroke-color="#008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>
        <style:tab-stops/>
      </style:paragraph-properties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xml:id="id1" draw:id="id1" draw:layer="layout" svg:width="1.886cm" svg:height="1.9cm" svg:x="2.476cm" svg:y="1.852cm">
          <draw:image xlink:href="Pictures/100002010000008000000080EB11C15D.png" xlink:type="simple" xlink:show="embed" xlink:actuate="onLoad">
            <text:p text:style-name="P3"><text:span text:style-name="T1"/></text:p>
          </draw:image>
        </draw:frame>
        <draw:frame draw:style-name="gr1" draw:text-style-name="P2" xml:id="id4" draw:id="id4" draw:layer="layout" svg:width="1.786cm" svg:height="2.2cm" svg:x="8.5cm" svg:y="2.5cm">
          <draw:image xlink:href="Pictures/10000201000000800000008066649346.png" xlink:type="simple" xlink:show="embed" xlink:actuate="onLoad">
            <text:p text:style-name="P5"><text:span text:style-name="T1"/></text:p>
          </draw:image>
        </draw:frame>
        <draw:frame draw:style-name="gr1" draw:text-style-name="P1" xml:id="id3" draw:id="id3" draw:layer="layout" svg:width="2.1cm" svg:height="1.9cm" svg:x="4.4cm" svg:y="2.9cm">
          <draw:image xlink:href="Pictures/1000020100000080000000805718DA35.png" xlink:type="simple" xlink:show="embed" xlink:actuate="onLoad">
            <text:p text:style-name="P3"><text:span text:style-name="T1"/></text:p>
          </draw:image>
        </draw:frame>
        <draw:frame draw:style-name="gr2" draw:text-style-name="P3" xml:id="id6" draw:id="id6" draw:layer="layout" svg:width="1.786cm" svg:height="2.1cm" svg:x="9.4cm" svg:y="7.7cm">
          <draw:image xlink:href="Pictures/1000020100000080000000806A814F1A.png" xlink:type="simple" xlink:show="embed" xlink:actuate="onLoad">
            <text:p/>
          </draw:image>
        </draw:frame>
        <draw:frame draw:style-name="gr2" draw:text-style-name="P3" draw:layer="layout" svg:width="1.4cm" svg:height="1.3cm" svg:x="2.4cm" svg:y="5.6cm">
          <draw:image xlink:href="Pictures/1000020100000080000000803B1DE309.png" xlink:type="simple" xlink:show="embed" xlink:actuate="onLoad">
            <text:p/>
          </draw:image>
        </draw:frame>
        <draw:frame draw:style-name="gr2" draw:text-style-name="P3" draw:layer="layout" svg:width="1.6cm" svg:height="1.586cm" svg:x="4.5cm" svg:y="7.914cm">
          <draw:image xlink:href="Pictures/100002010000008000000080285DC2C8.png" xlink:type="simple" xlink:show="embed" xlink:actuate="onLoad">
            <text:p/>
          </draw:image>
        </draw:frame>
        <draw:frame draw:style-name="gr1" draw:text-style-name="P1" xml:id="id2" draw:id="id2" draw:layer="layout" svg:width="1.6cm" svg:height="1.8cm" svg:x="5.9cm" svg:y="0.2cm">
          <draw:image xlink:href="Pictures/1000020100000080000000802253DDB3.png" xlink:type="simple" xlink:show="embed" xlink:actuate="onLoad">
            <text:p text:style-name="P3"><text:span text:style-name="T1"/></text:p>
          </draw:image>
        </draw:frame>
        <draw:frame draw:style-name="gr2" draw:text-style-name="P3" draw:layer="layout" svg:width="1.386cm" svg:height="1.3cm" svg:x="5cm" svg:y="5.6cm">
          <draw:image xlink:href="Pictures/1000020100000080000000803B1DE309.png" xlink:type="simple" xlink:show="embed" xlink:actuate="onLoad">
            <text:p/>
          </draw:image>
        </draw:frame>
        <draw:frame draw:style-name="gr2" draw:text-style-name="P3" draw:layer="layout" svg:width="1.486cm" svg:height="1.3cm" svg:x="7.4cm" svg:y="5.6cm">
          <draw:image xlink:href="Pictures/1000020100000080000000803B1DE309.png" xlink:type="simple" xlink:show="embed" xlink:actuate="onLoad">
            <text:p/>
          </draw:image>
        </draw:frame>
        <draw:frame draw:style-name="gr2" draw:text-style-name="P3" draw:layer="layout" svg:width="1.486cm" svg:height="1.3cm" svg:x="9.614cm" svg:y="5.5cm">
          <draw:image xlink:href="Pictures/1000020100000080000000803B1DE309.png" xlink:type="simple" xlink:show="embed" xlink:actuate="onLoad">
            <text:p/>
          </draw:image>
        </draw:frame>
        <draw:connector draw:style-name="gr3" draw:text-style-name="P3" draw:layer="layout" draw:type="curve" svg:x1="3.419cm" svg:y1="1.852cm" svg:x2="5.9cm" svg:y2="1.1cm" draw:start-shape="id1" draw:start-glue-point="0" draw:end-shape="id2" svg:d="M3419 1852c0-502 827-752 2481-752" svg:viewBox="0 0 2482 753">
          <text:p/>
        </draw:connector>
        <draw:connector draw:style-name="gr3" draw:text-style-name="P3" draw:layer="layout" draw:type="curve" draw:line-skew="-0.425cm" svg:x1="5.45cm" svg:y1="2.9cm" svg:x2="6.7cm" svg:y2="2cm" draw:start-shape="id3" draw:start-glue-point="0" draw:end-shape="id2" draw:end-glue-point="2" svg:d="M5450 2900c0-1312 1250-863 1250-900" svg:viewBox="0 0 1251 946">
          <text:p/>
        </draw:connector>
        <draw:connector draw:style-name="gr3" draw:text-style-name="P3" draw:layer="layout" draw:type="curve" svg:x1="6.7cm" svg:y1="2cm" svg:x2="8.5cm" svg:y2="3.6cm" draw:start-shape="id2" draw:start-glue-point="2" draw:end-shape="id4" draw:end-glue-point="3" svg:d="M6700 2000c0 1067 600 1600 1800 1600" svg:viewBox="0 0 1801 1601">
          <text:p/>
        </draw:connector>
        <draw:connector draw:style-name="gr3" draw:text-style-name="P3" draw:layer="layout" draw:type="curve" svg:x1="3.419cm" svg:y1="3.752cm" svg:x2="4.4cm" svg:y2="3.85cm" draw:start-shape="id1" draw:start-glue-point="2" draw:end-shape="id3" draw:end-glue-point="3" svg:d="M3419 3752c0 66 327 98 981 98" svg:viewBox="0 0 982 99">
          <text:p/>
        </draw:connector>
        <draw:connector draw:style-name="gr3" draw:text-style-name="P3" draw:layer="layout" draw:type="curve" svg:x1="9.393cm" svg:y1="2.5cm" svg:x2="7.5cm" svg:y2="1.1cm" draw:start-shape="id4" draw:start-glue-point="0" draw:end-shape="id2" draw:end-glue-point="1" svg:d="M9393 2500c0-934-631-1400-1893-1400" svg:viewBox="0 0 1894 1401">
          <text:p/>
        </draw:connector>
        <draw:connector draw:style-name="gr3" draw:text-style-name="P3" draw:layer="layout" draw:type="curve" svg:x1="8.5cm" svg:y1="3.6cm" svg:x2="6.5cm" svg:y2="3.85cm" draw:start-shape="id4" draw:start-glue-point="3" draw:end-shape="id3" draw:end-glue-point="1" svg:d="M8500 3600c-1500 0-500 250-2000 250" svg:viewBox="0 0 2001 251">
          <text:p/>
        </draw:connector>
        <draw:line draw:style-name="gr4" draw:text-style-name="P3" draw:layer="layout" svg:x1="3.4cm" svg:y1="3.7cm" svg:x2="3.1cm" svg:y2="5.6cm">
          <text:p/>
        </draw:line>
        <draw:line draw:style-name="gr4" draw:text-style-name="P3" draw:layer="layout" svg:x1="5.6cm" svg:y1="4.7cm" svg:x2="5.9cm" svg:y2="5.6cm">
          <text:p/>
        </draw:line>
        <draw:line draw:style-name="gr4" draw:text-style-name="P3" draw:layer="layout" svg:x1="7.2cm" svg:y1="1.9cm" svg:x2="8.1cm" svg:y2="5.6cm">
          <text:p/>
        </draw:line>
        <draw:line draw:style-name="gr4" draw:text-style-name="P3" draw:layer="layout" svg:x1="9.4cm" svg:y1="4.3cm" svg:x2="10.3cm" svg:y2="5.5cm">
          <text:p/>
        </draw:line>
        <draw:line draw:style-name="gr5" draw:text-style-name="P3" draw:layer="layout" svg:x1="0.9cm" svg:y1="5.2cm" svg:x2="12.7cm" svg:y2="5.1cm">
          <text:p/>
        </draw:line>
        <draw:line draw:style-name="gr5" draw:text-style-name="P3" draw:layer="layout" svg:x1="0.901cm" svg:y1="7.401cm" svg:x2="12.701cm" svg:y2="7.301cm">
          <text:p/>
        </draw:line>
        <draw:frame draw:style-name="gr6" draw:layer="layout" svg:width="2.509cm" svg:height="0.962cm" svg:x="0cm" svg:y="5.8cm">
          <draw:text-box>
            <text:p>Tweets</text:p>
          </draw:text-box>
        </draw:frame>
        <draw:frame draw:style-name="gr6" draw:layer="layout" svg:width="2.826cm" svg:height="0.962cm" svg:x="0.001cm" svg:y="1.8cm">
          <draw:text-box>
            <text:p>Network</text:p>
          </draw:text-box>
        </draw:frame>
        <draw:frame draw:style-name="gr6" draw:layer="layout" svg:width="2.297cm" svg:height="0.962cm" svg:x="0.001cm" svg:y="8.1cm">
          <draw:text-box>
            <text:p>Topics</text:p>
          </draw:text-box>
        </draw:frame>
        <draw:line draw:style-name="gr7" draw:text-style-name="P3" draw:layer="layout" svg:x1="3.4cm" svg:y1="6.8cm" svg:x2="9.4cm" svg:y2="8.3cm">
          <text:p/>
        </draw:line>
        <draw:line draw:style-name="gr8" draw:text-style-name="P3" draw:layer="layout" svg:x1="3.3cm" svg:y1="6.8cm" svg:x2="5.3cm" svg:y2="8cm">
          <text:p/>
        </draw:line>
        <draw:line draw:style-name="gr9" draw:text-style-name="P3" draw:layer="layout" svg:x1="8.4cm" svg:y1="6.8cm" svg:x2="10.4cm" svg:y2="7.9cm">
          <text:p/>
        </draw:line>
        <draw:line draw:style-name="gr10" draw:text-style-name="P3" draw:layer="layout" svg:x1="8.3cm" svg:y1="6.8cm" svg:x2="5.4cm" svg:y2="8cm">
          <text:p/>
        </draw:line>
        <draw:line draw:style-name="gr8" draw:text-style-name="P3" draw:layer="layout" svg:x1="10.5cm" svg:y1="6.6cm" svg:x2="10.5cm" svg:y2="8cm">
          <text:p/>
        </draw:line>
        <draw:line draw:style-name="gr11" draw:text-style-name="P3" draw:layer="layout" svg:x1="5.9cm" svg:y1="6.8cm" svg:x2="10.1cm" svg:y2="7.9cm">
          <text:p/>
        </draw:line>
        <draw:frame draw:style-name="gr2" draw:text-style-name="P3" xml:id="id5" draw:id="id5" draw:layer="layout" svg:width="1.546cm" svg:height="1.377cm" svg:x="10.154cm" svg:y="0.323cm">
          <draw:image xlink:href="Pictures/100000000000011D000000B11DD2C470.png" xlink:type="simple" xlink:show="embed" xlink:actuate="onLoad">
            <text:p/>
          </draw:image>
        </draw:frame>
        <draw:line draw:style-name="gr12" draw:text-style-name="P3" draw:layer="layout" svg:x1="7.4cm" svg:y1="0.5cm" svg:x2="10.1cm" svg:y2="1cm">
          <text:p/>
        </draw:line>
        <draw:connector draw:style-name="gr13" draw:text-style-name="P3" draw:layer="layout" draw:type="curve" draw:line-skew="-0.425cm" svg:x1="10.927cm" svg:y1="1.7cm" svg:x2="11.186cm" svg:y2="8.75cm" draw:start-shape="id5" draw:start-glue-point="2" draw:end-shape="id6" draw:end-glue-point="1" svg:d="M10927 1700c0 3862 380 3218 632 4015s377 3035-373 3035" svg:viewBox="0 0 828 7051">
          <text:p/>
        </draw:connector>
        <draw:frame draw:style-name="gr14" draw:text-style-name="P4" draw:layer="layout" svg:width="1.548cm" svg:height="0.806cm" svg:x="4.8cm" svg:y="1.2cm">
          <draw:text-box>
            <text:p><text:span text:style-name="T1">Tony</text:span></text:p>
          </draw:text-box>
        </draw:frame>
        <draw:frame draw:style-name="gr14" draw:text-style-name="P4" draw:layer="layout" svg:width="1.577cm" svg:height="0.806cm" svg:x="1.752cm" svg:y="2.894cm">
          <draw:text-box>
            <text:p text:style-name="P3"><text:span text:style-name="T1">Jane</text:span></text:p>
          </draw:text-box>
        </draw:frame>
        <draw:frame draw:style-name="gr15" draw:text-style-name="P1" draw:layer="layout" svg:width="1.62cm" svg:height="0.806cm" svg:x="3.923cm" svg:y="4.294cm">
          <draw:text-box>
            <text:p text:style-name="P3"><text:span text:style-name="T1">Yang</text:span></text:p>
          </draw:text-box>
        </draw:frame>
        <draw:frame draw:style-name="gr15" draw:text-style-name="P1" draw:layer="layout" svg:width="1.62cm" svg:height="0.806cm" svg:x="9.28cm" svg:y="3.9cm">
          <draw:text-box>
            <text:p text:style-name="P5"><text:span text:style-name="T1">A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ystem" style:font-pitch="variable"/>
  </office:font-face-decls>
  <office:styles>
    <draw:marker draw:name="Arrow" svg:viewBox="0 0 20 30" svg:d="M10 0l-10 30h20z"/>
    <draw:marker draw:name="Line_20_Arrow_20_1" draw:display-name="Line Arrow 1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buntu" style:font-size-asian="24pt" style:language-asian="zh" style:country-asian="CN" style:font-name-complex="Ubuntu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buntu" style:font-family-asian="Ubuntu" style:font-family-generic-asian="system" style:font-pitch-asian="variable" style:font-size-asian="18pt" style:font-style-asian="normal" style:font-weight-asian="normal" style:font-name-complex="Ubuntu" style:font-family-complex="Ubuntu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0T10:57:46.714558403</meta:creation-date>
    <dc:date>2014-05-11T11:22:43.398324456</dc:date>
    <meta:editing-duration>PT30M20S</meta:editing-duration>
    <meta:editing-cycles>5</meta:editing-cycles>
    <meta:generator>LibreOffice/4.2.3.3$Linux_X86_64 LibreOffice_project/420m0$Build-3</meta:generator>
    <meta:document-statistic meta:object-count="38"/>
  </office:meta>
</office:document-meta>
</file>